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5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9"/>
    <style:style style:name="ce6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node nr 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ode nr b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new n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ft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-0.362112" calcext:value-type="float">
            <text:p>-0.362112</text:p>
          </table:table-cell>
          <table:table-cell table:style-name="ce1" office:value-type="float" office:value="-0.670112" calcext:value-type="float">
            <text:p>-0.670112</text:p>
          </table:table-cell>
          <table:table-cell table:style-name="ce1" office:value-type="float" office:value="10.983556" calcext:value-type="float">
            <text:p>10.983556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1.204082" calcext:value-type="float">
            <text:p>1.204082</text:p>
          </table:table-cell>
          <table:table-cell table:style-name="ce1" office:value-type="float" office:value="-0.654966" calcext:value-type="float">
            <text:p>-0.654966</text:p>
          </table:table-cell>
          <table:table-cell table:style-name="ce1" office:value-type="float" office:value="10.790403" calcext:value-type="float">
            <text:p>10.790403</text:p>
          </table:table-cell>
          <table:table-cell table:style-name="ce5" table:formula="of:=SQRT(([.J5]-[.F5])^2+([.K5]-[.G5])^2+([.L5]-[.H5])^2)" office:value-type="float" office:value="1.57813216441495" calcext:value-type="float">
            <text:p>1.578</text:p>
          </table:table-cell>
          <table:table-cell table:style-name="ce6" office:value-type="float" office:value="1.96" calcext:value-type="float">
            <text:p>1.96</text:p>
          </table:table-cell>
          <table:table-cell office:value-type="float" office:value="128" calcext:value-type="float">
            <text:p>128</text:p>
          </table:table-cell>
          <table:table-cell table:formula="of:=[.J5]+([.F5]-[.J5])/[.$M5]*[.$N5]" office:value-type="float" office:value="-0.741091103507477" calcext:value-type="float">
            <text:p>-0.741091103507477</text:p>
          </table:table-cell>
          <table:table-cell table:formula="of:=[.K5]+([.G5]-[.K5])/[.$M5]*[.$N5]" office:value-type="float" office:value="-0.673776946680759" calcext:value-type="float">
            <text:p>-0.673776946680759</text:p>
          </table:table-cell>
          <table:table-cell table:formula="of:=[.L5]+([.H5]-[.L5])/[.$M5]*[.$N5]" office:value-type="float" office:value="11.0302941121239" calcext:value-type="float">
            <text:p>11.030294112123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-0.32614" calcext:value-type="float">
            <text:p>-0.32614</text:p>
          </table:table-cell>
          <table:table-cell table:style-name="ce1" office:value-type="float" office:value="-1.977801" calcext:value-type="float">
            <text:p>-1.977801</text:p>
          </table:table-cell>
          <table:table-cell table:style-name="ce1" office:value-type="float" office:value="10.699767" calcext:value-type="float">
            <text:p>10.699767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1.167853" calcext:value-type="float">
            <text:p>1.167853</text:p>
          </table:table-cell>
          <table:table-cell table:style-name="ce1" office:value-type="float" office:value="-1.92072" calcext:value-type="float">
            <text:p>-1.92072</text:p>
          </table:table-cell>
          <table:table-cell table:style-name="ce1" office:value-type="float" office:value="10.538303" calcext:value-type="float">
            <text:p>10.538303</text:p>
          </table:table-cell>
          <table:table-cell table:style-name="ce5" table:formula="of:=SQRT(([.J6]-[.F6])^2+([.K6]-[.G6])^2+([.L6]-[.H6])^2)" office:value-type="float" office:value="1.50377656182892" calcext:value-type="float">
            <text:p>1.504</text:p>
          </table:table-cell>
          <table:table-cell table:style-name="ce6" office:value-type="float" office:value="1.88" calcext:value-type="float">
            <text:p>1.88</text:p>
          </table:table-cell>
          <table:table-cell office:value-type="float" office:value="129" calcext:value-type="float">
            <text:p>129</text:p>
          </table:table-cell>
          <table:table-cell table:formula="of:=[.J6]+([.F6]-[.J6])/[.$M6]*[.$N6]" office:value-type="float" office:value="-0.699915730604499" calcext:value-type="float">
            <text:p>-0.699915730604499</text:p>
          </table:table-cell>
          <table:table-cell table:formula="of:=[.K6]+([.G6]-[.K6])/[.$M6]*[.$N6]" office:value-type="float" office:value="-1.99208185170321" calcext:value-type="float">
            <text:p>-1.99208185170321</text:p>
          </table:table-cell>
          <table:table-cell table:formula="of:=[.L6]+([.H6]-[.L6])/[.$M6]*[.$N6]" office:value-type="float" office:value="10.7401629888476" calcext:value-type="float">
            <text:p>10.7401629888476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-0.256835" calcext:value-type="float">
            <text:p>-0.256835</text:p>
          </table:table-cell>
          <table:table-cell table:style-name="ce1" office:value-type="float" office:value="-3.148563" calcext:value-type="float">
            <text:p>-3.148563</text:p>
          </table:table-cell>
          <table:table-cell table:style-name="ce1" office:value-type="float" office:value="10.064703" calcext:value-type="float">
            <text:p>10.064703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1.085876" calcext:value-type="float">
            <text:p>1.085876</text:p>
          </table:table-cell>
          <table:table-cell table:style-name="ce1" office:value-type="float" office:value="-3.06996" calcext:value-type="float">
            <text:p>-3.06996</text:p>
          </table:table-cell>
          <table:table-cell table:style-name="ce1" office:value-type="float" office:value="9.964095" calcext:value-type="float">
            <text:p>9.964095</text:p>
          </table:table-cell>
          <table:table-cell table:style-name="ce5" table:formula="of:=SQRT(([.J7]-[.F7])^2+([.K7]-[.G7])^2+([.L7]-[.H7])^2)" office:value-type="float" office:value="1.34876730046143" calcext:value-type="float">
            <text:p>1.349</text:p>
          </table:table-cell>
          <table:table-cell table:style-name="ce6" office:value-type="float" office:value="1.65" calcext:value-type="float">
            <text:p>1.65</text:p>
          </table:table-cell>
          <table:table-cell office:value-type="float" office:value="130" calcext:value-type="float">
            <text:p>130</text:p>
          </table:table-cell>
          <table:table-cell table:formula="of:=[.J7]+([.F7]-[.J7])/[.$M7]*[.$N7]" office:value-type="float" office:value="-0.556715089835926" calcext:value-type="float">
            <text:p>-0.556715089835926</text:p>
          </table:table-cell>
          <table:table-cell table:formula="of:=[.K7]+([.G7]-[.K7])/[.$M7]*[.$N7]" office:value-type="float" office:value="-3.1661181363632" calcext:value-type="float">
            <text:p>-3.1661181363632</text:p>
          </table:table-cell>
          <table:table-cell table:formula="of:=[.L7]+([.H7]-[.L7])/[.$M7]*[.$N7]" office:value-type="float" office:value="10.0871727169221" calcext:value-type="float">
            <text:p>10.08717271692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ght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1" table:formula="of:=[.F5]" office:value-type="float" office:value="-0.362112" calcext:value-type="float">
            <text:p>-0.362112</text:p>
          </table:table-cell>
          <table:table-cell table:style-name="ce1" table:formula="of:=-[.G5]" office:value-type="float" office:value="0.670112" calcext:value-type="float">
            <text:p>0.670112</text:p>
          </table:table-cell>
          <table:table-cell table:style-name="ce1" table:formula="of:=[.H5]" office:value-type="float" office:value="10.983556" calcext:value-type="float">
            <text:p>10.983556</text:p>
          </table:table-cell>
          <table:table-cell office:value-type="float" office:value="124" calcext:value-type="float">
            <text:p>124</text:p>
          </table:table-cell>
          <table:table-cell table:style-name="ce1" table:formula="of:=[.J5]" office:value-type="float" office:value="1.204082" calcext:value-type="float">
            <text:p>1.204082</text:p>
          </table:table-cell>
          <table:table-cell table:style-name="ce1" table:formula="of:=-[.K5]" office:value-type="float" office:value="0.654966" calcext:value-type="float">
            <text:p>0.654966</text:p>
          </table:table-cell>
          <table:table-cell table:style-name="ce1" table:formula="of:=[.L5]" office:value-type="float" office:value="10.790403" calcext:value-type="float">
            <text:p>10.790403</text:p>
          </table:table-cell>
          <table:table-cell table:style-name="ce5" table:formula="of:=SQRT(([.J8]-[.F8])^2+([.K8]-[.G8])^2+([.L8]-[.H8])^2)" office:value-type="float" office:value="1.57813216441495" calcext:value-type="float">
            <text:p>1.578</text:p>
          </table:table-cell>
          <table:table-cell table:style-name="ce6" office:value-type="float" office:value="1.96" calcext:value-type="float">
            <text:p>1.96</text:p>
          </table:table-cell>
          <table:table-cell office:value-type="float" office:value="131" calcext:value-type="float">
            <text:p>131</text:p>
          </table:table-cell>
          <table:table-cell table:formula="of:=[.J8]+([.F8]-[.J8])/[.$M8]*[.$N8]" office:value-type="float" office:value="-0.741091103507477" calcext:value-type="float">
            <text:p>-0.741091103507477</text:p>
          </table:table-cell>
          <table:table-cell table:formula="of:=[.K8]+([.G8]-[.K8])/[.$M8]*[.$N8]" office:value-type="float" office:value="0.673776946680759" calcext:value-type="float">
            <text:p>0.673776946680759</text:p>
          </table:table-cell>
          <table:table-cell table:formula="of:=[.L8]+([.H8]-[.L8])/[.$M8]*[.$N8]" office:value-type="float" office:value="11.0302941121239" calcext:value-type="float">
            <text:p>11.030294112123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style-name="ce1" table:formula="of:=[.F6]" office:value-type="float" office:value="-0.32614" calcext:value-type="float">
            <text:p>-0.32614</text:p>
          </table:table-cell>
          <table:table-cell table:style-name="ce1" table:formula="of:=-[.G6]" office:value-type="float" office:value="1.977801" calcext:value-type="float">
            <text:p>1.977801</text:p>
          </table:table-cell>
          <table:table-cell table:style-name="ce1" table:formula="of:=[.H6]" office:value-type="float" office:value="10.699767" calcext:value-type="float">
            <text:p>10.699767</text:p>
          </table:table-cell>
          <table:table-cell office:value-type="float" office:value="123" calcext:value-type="float">
            <text:p>123</text:p>
          </table:table-cell>
          <table:table-cell table:style-name="ce1" table:formula="of:=[.J6]" office:value-type="float" office:value="1.167853" calcext:value-type="float">
            <text:p>1.167853</text:p>
          </table:table-cell>
          <table:table-cell table:style-name="ce1" table:formula="of:=-[.K6]" office:value-type="float" office:value="1.92072" calcext:value-type="float">
            <text:p>1.92072</text:p>
          </table:table-cell>
          <table:table-cell table:style-name="ce1" table:formula="of:=[.L6]" office:value-type="float" office:value="10.538303" calcext:value-type="float">
            <text:p>10.538303</text:p>
          </table:table-cell>
          <table:table-cell table:style-name="ce5" table:formula="of:=SQRT(([.J9]-[.F9])^2+([.K9]-[.G9])^2+([.L9]-[.H9])^2)" office:value-type="float" office:value="1.50377656182892" calcext:value-type="float">
            <text:p>1.504</text:p>
          </table:table-cell>
          <table:table-cell table:style-name="ce6" office:value-type="float" office:value="1.88" calcext:value-type="float">
            <text:p>1.88</text:p>
          </table:table-cell>
          <table:table-cell office:value-type="float" office:value="132" calcext:value-type="float">
            <text:p>132</text:p>
          </table:table-cell>
          <table:table-cell table:formula="of:=[.J9]+([.F9]-[.J9])/[.$M9]*[.$N9]" office:value-type="float" office:value="-0.699915730604499" calcext:value-type="float">
            <text:p>-0.699915730604499</text:p>
          </table:table-cell>
          <table:table-cell table:formula="of:=[.K9]+([.G9]-[.K9])/[.$M9]*[.$N9]" office:value-type="float" office:value="1.99208185170321" calcext:value-type="float">
            <text:p>1.99208185170321</text:p>
          </table:table-cell>
          <table:table-cell table:formula="of:=[.L9]+([.H9]-[.L9])/[.$M9]*[.$N9]" office:value-type="float" office:value="10.7401629888476" calcext:value-type="float">
            <text:p>10.7401629888476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table:style-name="ce1" table:formula="of:=[.F7]" office:value-type="float" office:value="-0.256835" calcext:value-type="float">
            <text:p>-0.256835</text:p>
          </table:table-cell>
          <table:table-cell table:style-name="ce1" table:formula="of:=-[.G7]" office:value-type="float" office:value="3.148563" calcext:value-type="float">
            <text:p>3.148563</text:p>
          </table:table-cell>
          <table:table-cell table:style-name="ce1" table:formula="of:=[.H7]" office:value-type="float" office:value="10.064703" calcext:value-type="float">
            <text:p>10.064703</text:p>
          </table:table-cell>
          <table:table-cell office:value-type="float" office:value="122" calcext:value-type="float">
            <text:p>122</text:p>
          </table:table-cell>
          <table:table-cell table:style-name="ce1" table:formula="of:=[.J7]" office:value-type="float" office:value="1.085876" calcext:value-type="float">
            <text:p>1.085876</text:p>
          </table:table-cell>
          <table:table-cell table:style-name="ce1" table:formula="of:=-[.K7]" office:value-type="float" office:value="3.06996" calcext:value-type="float">
            <text:p>3.06996</text:p>
          </table:table-cell>
          <table:table-cell table:style-name="ce1" table:formula="of:=[.L7]" office:value-type="float" office:value="9.964095" calcext:value-type="float">
            <text:p>9.964095</text:p>
          </table:table-cell>
          <table:table-cell table:style-name="ce5" table:formula="of:=SQRT(([.J10]-[.F10])^2+([.K10]-[.G10])^2+([.L10]-[.H10])^2)" office:value-type="float" office:value="1.34876730046143" calcext:value-type="float">
            <text:p>1.349</text:p>
          </table:table-cell>
          <table:table-cell table:style-name="ce6" office:value-type="float" office:value="1.65" calcext:value-type="float">
            <text:p>1.65</text:p>
          </table:table-cell>
          <table:table-cell office:value-type="float" office:value="133" calcext:value-type="float">
            <text:p>133</text:p>
          </table:table-cell>
          <table:table-cell table:formula="of:=[.J10]+([.F10]-[.J10])/[.$M10]*[.$N10]" office:value-type="float" office:value="-0.556715089835926" calcext:value-type="float">
            <text:p>-0.556715089835926</text:p>
          </table:table-cell>
          <table:table-cell table:formula="of:=[.K10]+([.G10]-[.K10])/[.$M10]*[.$N10]" office:value-type="float" office:value="3.1661181363632" calcext:value-type="float">
            <text:p>3.1661181363632</text:p>
          </table:table-cell>
          <table:table-cell table:formula="of:=[.L10]+([.H10]-[.L10])/[.$M10]*[.$N10]" office:value-type="float" office:value="10.0871727169221" calcext:value-type="float">
            <text:p>10.0871727169221</text:p>
          </table:table-cell>
        </table:table-row>
        <table:table-row table:style-name="ro1">
          <table:table-cell table:number-columns-repeated="14"/>
          <table:table-cell table:formula="of:=[.F13]" office:value-type="float" office:value="134" calcext:value-type="float">
            <text:p>134</text:p>
          </table:table-cell>
          <table:table-cell table:style-name="ce2" table:formula="of:=[.G13]" office:value-type="float" office:value="-0.551601551753738" calcext:value-type="float">
            <text:p>-0.5516016</text:p>
          </table:table-cell>
          <table:table-cell table:style-name="ce2" table:formula="of:=[.H13]" office:value-type="float" office:value="-0.671944473340379" calcext:value-type="float">
            <text:p>-0.6719445</text:p>
          </table:table-cell>
          <table:table-cell table:style-name="ce2" table:formula="of:=[.I13]" office:value-type="float" office:value="10.456925056062" calcext:value-type="float">
            <text:p>10.45692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de desc</text:p>
          </table:table-cell>
          <table:table-cell office:value-type="string" calcext:value-type="string">
            <text:p>z offset</text:p>
          </table:table-cell>
          <table:table-cell office:value-type="string" calcext:value-type="string">
            <text:p>node nr</text:p>
          </table:table-cell>
          <table:table-cell table:number-columns-repeated="4"/>
          <table:table-cell office:value-type="string" calcext:value-type="string">
            <text:p>pulley combination</text:p>
          </table:table-cell>
          <table:table-cell table:number-columns-repeated="3"/>
          <table:table-cell table:formula="of:=[.F14]" office:value-type="float" office:value="135" calcext:value-type="float">
            <text:p>135</text:p>
          </table:table-cell>
          <table:table-cell table:style-name="ce2" table:formula="of:=[.G14]" office:value-type="float" office:value="-0.51302786530225" calcext:value-type="float">
            <text:p>-0.5130279</text:p>
          </table:table-cell>
          <table:table-cell table:style-name="ce2" table:formula="of:=[.H14]" office:value-type="float" office:value="-1.98494142585161" calcext:value-type="float">
            <text:p>-1.9849414</text:p>
          </table:table-cell>
          <table:table-cell table:style-name="ce2" table:formula="of:=[.I14]" office:value-type="float" office:value="10.2199649944238" calcext:value-type="float">
            <text:p>10.21996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d1 left</text:p>
          </table:table-cell>
          <table:table-cell office:value-type="float" office:value="0.55" calcext:value-type="float">
            <text:p>0.55</text:p>
          </table:table-cell>
          <table:table-cell office:value-type="float" office:value="134" calcext:value-type="float">
            <text:p>134</text:p>
          </table:table-cell>
          <table:table-cell table:style-name="ce2" table:formula="of:=([.F5]+[.P5])/2" office:value-type="float" office:value="-0.551601551753738" calcext:value-type="float">
            <text:p>-0.5516016</text:p>
          </table:table-cell>
          <table:table-cell table:style-name="ce2" table:formula="of:=([.G5]+[.Q5])/2" office:value-type="float" office:value="-0.671944473340379" calcext:value-type="float">
            <text:p>-0.6719445</text:p>
          </table:table-cell>
          <table:table-cell table:style-name="ce2" table:formula="of:=([.H5]+[.R5])/2-[.E13]" office:value-type="float" office:value="10.456925056062" calcext:value-type="float">
            <text:p>10.4569251</text:p>
          </table:table-cell>
          <table:table-cell/>
          <table:table-cell office:value-type="string" calcext:value-type="string">
            <text:p>128-134-76</text:p>
          </table:table-cell>
          <table:table-cell table:number-columns-repeated="3"/>
          <table:table-cell table:formula="of:=[.F15]" office:value-type="float" office:value="136" calcext:value-type="float">
            <text:p>136</text:p>
          </table:table-cell>
          <table:table-cell table:style-name="ce2" table:formula="of:=[.G15]" office:value-type="float" office:value="-0.406775044917963" calcext:value-type="float">
            <text:p>-0.4067750</text:p>
          </table:table-cell>
          <table:table-cell table:style-name="ce2" table:formula="of:=[.H15]" office:value-type="float" office:value="-3.1573405681816" calcext:value-type="float">
            <text:p>-3.1573406</text:p>
          </table:table-cell>
          <table:table-cell table:style-name="ce2" table:formula="of:=[.I15]" office:value-type="float" office:value="9.57593785846106" calcext:value-type="float">
            <text:p>9.57593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d2 left</text:p>
          </table:table-cell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table:style-name="ce2" table:formula="of:=([.F6]+[.P6])/2" office:value-type="float" office:value="-0.51302786530225" calcext:value-type="float">
            <text:p>-0.5130279</text:p>
          </table:table-cell>
          <table:table-cell table:style-name="ce2" table:formula="of:=([.G6]+[.Q6])/2" office:value-type="float" office:value="-1.98494142585161" calcext:value-type="float">
            <text:p>-1.9849414</text:p>
          </table:table-cell>
          <table:table-cell table:style-name="ce2" table:formula="of:=([.H6]+[.R6])/2-[.E14]" office:value-type="float" office:value="10.2199649944238" calcext:value-type="float">
            <text:p>10.2199650</text:p>
          </table:table-cell>
          <table:table-cell/>
          <table:table-cell office:value-type="string" calcext:value-type="string">
            <text:p>129-135-77</text:p>
          </table:table-cell>
          <table:table-cell table:number-columns-repeated="3"/>
          <table:table-cell table:formula="of:=[.F16]" office:value-type="float" office:value="137" calcext:value-type="float">
            <text:p>137</text:p>
          </table:table-cell>
          <table:table-cell table:style-name="ce2" table:formula="of:=[.G16]" office:value-type="float" office:value="-0.551601551753738" calcext:value-type="float">
            <text:p>-0.5516016</text:p>
          </table:table-cell>
          <table:table-cell table:style-name="ce2" table:formula="of:=[.H16]" office:value-type="float" office:value="0.671944473340379" calcext:value-type="float">
            <text:p>0.6719445</text:p>
          </table:table-cell>
          <table:table-cell table:style-name="ce2" table:formula="of:=[.I16]" office:value-type="float" office:value="10.456925056062" calcext:value-type="float">
            <text:p>10.45692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d3 left</text:p>
          </table:table-cell>
          <table:table-cell office:value-type="float" office:value="0.5" calcext:value-type="float">
            <text:p>0.5</text:p>
          </table:table-cell>
          <table:table-cell office:value-type="float" office:value="136" calcext:value-type="float">
            <text:p>136</text:p>
          </table:table-cell>
          <table:table-cell table:style-name="ce2" table:formula="of:=([.F7]+[.P7])/2" office:value-type="float" office:value="-0.406775044917963" calcext:value-type="float">
            <text:p>-0.4067750</text:p>
          </table:table-cell>
          <table:table-cell table:style-name="ce2" table:formula="of:=([.G7]+[.Q7])/2" office:value-type="float" office:value="-3.1573405681816" calcext:value-type="float">
            <text:p>-3.1573406</text:p>
          </table:table-cell>
          <table:table-cell table:style-name="ce2" table:formula="of:=([.H7]+[.R7])/2-[.E15]" office:value-type="float" office:value="9.57593785846106" calcext:value-type="float">
            <text:p>9.5759379</text:p>
          </table:table-cell>
          <table:table-cell/>
          <table:table-cell office:value-type="string" calcext:value-type="string">
            <text:p>130-136-78</text:p>
          </table:table-cell>
          <table:table-cell table:number-columns-repeated="3"/>
          <table:table-cell table:formula="of:=[.F17]" office:value-type="float" office:value="138" calcext:value-type="float">
            <text:p>138</text:p>
          </table:table-cell>
          <table:table-cell table:style-name="ce2" table:formula="of:=[.G17]" office:value-type="float" office:value="-0.51302786530225" calcext:value-type="float">
            <text:p>-0.5130279</text:p>
          </table:table-cell>
          <table:table-cell table:style-name="ce2" table:formula="of:=[.H17]" office:value-type="float" office:value="1.98494142585161" calcext:value-type="float">
            <text:p>1.9849414</text:p>
          </table:table-cell>
          <table:table-cell table:style-name="ce2" table:formula="of:=[.I17]" office:value-type="float" office:value="10.2199649944238" calcext:value-type="float">
            <text:p>10.21996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d1 right</text:p>
          </table:table-cell>
          <table:table-cell office:value-type="float" office:value="0.55" calcext:value-type="float">
            <text:p>0.55</text:p>
          </table:table-cell>
          <table:table-cell office:value-type="float" office:value="137" calcext:value-type="float">
            <text:p>137</text:p>
          </table:table-cell>
          <table:table-cell table:style-name="ce2" table:formula="of:=([.F8]+[.P8])/2" office:value-type="float" office:value="-0.551601551753738" calcext:value-type="float">
            <text:p>-0.5516016</text:p>
          </table:table-cell>
          <table:table-cell table:style-name="ce2" table:formula="of:=([.G8]+[.Q8])/2" office:value-type="float" office:value="0.671944473340379" calcext:value-type="float">
            <text:p>0.6719445</text:p>
          </table:table-cell>
          <table:table-cell table:style-name="ce2" table:formula="of:=([.H8]+[.R8])/2-[.E16]" office:value-type="float" office:value="10.456925056062" calcext:value-type="float">
            <text:p>10.4569251</text:p>
          </table:table-cell>
          <table:table-cell/>
          <table:table-cell office:value-type="string" calcext:value-type="string">
            <text:p>131-137-110</text:p>
          </table:table-cell>
          <table:table-cell table:number-columns-repeated="3"/>
          <table:table-cell table:formula="of:=[.F18]" office:value-type="float" office:value="139" calcext:value-type="float">
            <text:p>139</text:p>
          </table:table-cell>
          <table:table-cell table:style-name="ce2" table:formula="of:=[.G18]" office:value-type="float" office:value="-0.406775044917963" calcext:value-type="float">
            <text:p>-0.4067750</text:p>
          </table:table-cell>
          <table:table-cell table:style-name="ce2" table:formula="of:=[.H18]" office:value-type="float" office:value="3.1573405681816" calcext:value-type="float">
            <text:p>3.1573406</text:p>
          </table:table-cell>
          <table:table-cell table:style-name="ce2" table:formula="of:=[.I18]" office:value-type="float" office:value="9.57593785846106" calcext:value-type="float">
            <text:p>9.57593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d2 right</text:p>
          </table:table-cell>
          <table:table-cell office:value-type="float" office:value="0.5" calcext:value-type="float">
            <text:p>0.5</text:p>
          </table:table-cell>
          <table:table-cell office:value-type="float" office:value="138" calcext:value-type="float">
            <text:p>138</text:p>
          </table:table-cell>
          <table:table-cell table:style-name="ce2" table:formula="of:=([.F9]+[.P9])/2" office:value-type="float" office:value="-0.51302786530225" calcext:value-type="float">
            <text:p>-0.5130279</text:p>
          </table:table-cell>
          <table:table-cell table:style-name="ce2" table:formula="of:=([.G9]+[.Q9])/2" office:value-type="float" office:value="1.98494142585161" calcext:value-type="float">
            <text:p>1.9849414</text:p>
          </table:table-cell>
          <table:table-cell table:style-name="ce2" table:formula="of:=([.H9]+[.R9])/2-[.E17]" office:value-type="float" office:value="10.2199649944238" calcext:value-type="float">
            <text:p>10.2199650</text:p>
          </table:table-cell>
          <table:table-cell/>
          <table:table-cell office:value-type="string" calcext:value-type="string">
            <text:p>132-138-1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d3 right</text:p>
          </table:table-cell>
          <table:table-cell office:value-type="float" office:value="0.5" calcext:value-type="float">
            <text:p>0.5</text:p>
          </table:table-cell>
          <table:table-cell office:value-type="float" office:value="139" calcext:value-type="float">
            <text:p>139</text:p>
          </table:table-cell>
          <table:table-cell table:style-name="ce2" table:formula="of:=([.F10]+[.P10])/2" office:value-type="float" office:value="-0.406775044917963" calcext:value-type="float">
            <text:p>-0.4067750</text:p>
          </table:table-cell>
          <table:table-cell table:style-name="ce2" table:formula="of:=([.G10]+[.Q10])/2" office:value-type="float" office:value="3.1573405681816" calcext:value-type="float">
            <text:p>3.1573406</text:p>
          </table:table-cell>
          <table:table-cell table:style-name="ce2" table:formula="of:=([.H10]+[.R10])/2-[.E18]" office:value-type="float" office:value="9.57593785846106" calcext:value-type="float">
            <text:p>9.5759379</text:p>
          </table:table-cell>
          <table:table-cell/>
          <table:table-cell office:value-type="string" calcext:value-type="string">
            <text:p>133-139-112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1"/>
          <table:table-cell table:style-name="ce4"/>
          <table:table-cell table:number-columns-repeated="6"/>
        </table:table-row>
        <table:table-row table:style-name="ro1">
          <table:table-cell table:number-columns-repeated="11"/>
          <table:table-cell table:style-name="ce3"/>
          <table:table-cell table:number-columns-repeated="6"/>
        </table:table-row>
        <table:table-row table:style-name="ro1">
          <table:table-cell table:number-columns-repeated="10"/>
          <table:table-cell table:style-name="ce3"/>
          <table:table-cell table:number-columns-repeated="7"/>
        </table:table-row>
        <table:table-row table:style-name="ro1" table:number-rows-repeated="6">
          <table:table-cell table:number-columns-repeated="18"/>
        </table:table-row>
        <table:table-row table:style-name="ro2">
          <table:table-cell table:number-columns-repeated="11"/>
          <table:table-cell table:style-name="ce3" office:value-type="float" office:value="53" calcext:value-type="float">
            <text:p>53</text:p>
          </table:table-cell>
          <table:table-cell table:style-name="ce4" office:value-type="float" office:value="-0.183243" calcext:value-type="float">
            <text:p>-0.183243</text:p>
          </table:table-cell>
          <table:table-cell table:style-name="ce4" office:value-type="float" office:value="-4.085799" calcext:value-type="float">
            <text:p>-4.085799</text:p>
          </table:table-cell>
          <table:table-cell table:style-name="ce4" office:value-type="float" office:value="8.404511" calcext:value-type="float">
            <text:p>8.404511</text:p>
          </table:table-cell>
          <table:table-cell table:number-columns-repeated="3"/>
        </table:table-row>
        <table:table-row table:style-name="ro2">
          <table:table-cell table:number-columns-repeated="11"/>
          <table:table-cell table:style-name="ce3" office:value-type="float" office:value="56" calcext:value-type="float">
            <text:p>56</text:p>
          </table:table-cell>
          <table:table-cell table:style-name="ce4" office:value-type="float" office:value="0.86682" calcext:value-type="float">
            <text:p>0.86682</text:p>
          </table:table-cell>
          <table:table-cell table:style-name="ce4" office:value-type="float" office:value="-4.152601" calcext:value-type="float">
            <text:p>-4.152601</text:p>
          </table:table-cell>
          <table:table-cell table:style-name="ce4" office:value-type="float" office:value="8.182607" calcext:value-type="float">
            <text:p>8.182607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formula="of:=SQRT(([.M35]-[.M36])^2+([.N35]-[.N36])^2+([.O35]-[.O36])^2)" office:value-type="float" office:value="1.07533073814013" calcext:value-type="float">
            <text:p>1.0753307381401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1:00:03.1314508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14:42:24.862223216</meta:creation-date>
    <dc:date>2025-12-02T13:25:32.508825521</dc:date>
    <meta:editing-duration>PT3H11M24S</meta:editing-duration>
    <meta:editing-cycles>3</meta:editing-cycles>
    <meta:generator>LibreOffice/25.2.6.2$Linux_X86_64 LibreOffice_project/520$Build-2</meta:generator>
    <meta:document-statistic meta:table-count="1" meta:cell-count="185" meta:object-count="0"/>
  </office:meta>
</office:document-meta>
</file>